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3800000438526CCF033B68B86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visible" draw:shadow-opacity="100%" draw:color-mode="standard" draw:luminance="50%" draw:contrast="5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89cm" svg:x="1cm" svg:y="4.175cm">
          <draw:image xlink:href="Pictures/100000000000043800000438526CCF033B68B86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2-04T17:36:44.491392343</dc:date>
    <meta:editing-duration>PT2M26S</meta:editing-duration>
    <meta:editing-cycles>1</meta:editing-cycles>
    <meta:document-statistic meta:object-count="1"/>
    <meta:generator>LibreOffice/6.0.7.3$Linux_X86_64 LibreOffice_project/00m0$Build-3</meta:generator>
  </office:meta>
</office:document-meta>
</file>